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Mono" svg:font-family="'Liberation Mono'" style:font-family-generic="modern" style:font-pitch="fixed"/>
    <style:font-face style:name="MS Gothic"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1" svg:font-family="'MS Gothic'" style:font-family-generic="system" style:font-pitch="variable"/>
    <style:font-face style:name="MS Mincho" svg:font-family="'MS Mincho'"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51cm" style:rel-column-width="16383*"/>
    </style:style>
    <style:style style:name="Tabela1.A1" style:family="table-cell">
      <style:table-cell-properties fo:padding="0cm" fo:border="none" style:writing-mode="page"/>
    </style:style>
    <style:style style:name="Tabela1.A2" style:family="table-cell" style:data-style-name="N0">
      <style:table-cell-properties fo:padding="0cm" fo:border="none" style:writing-mode="page"/>
    </style:style>
    <style:style style:name="P1" style:family="paragraph" style:parent-style-name="Text_20_body">
      <style:text-properties officeooo:rsid="0014d262" officeooo:paragraph-rsid="0014d262"/>
    </style:style>
    <style:style style:name="P2" style:family="paragraph" style:parent-style-name="Heading_20_1">
      <style:text-properties officeooo:rsid="0014d262" officeooo:paragraph-rsid="0014d262"/>
    </style:style>
    <style:style style:name="P3" style:family="paragraph" style:parent-style-name="Table_20_Contents">
      <style:text-properties officeooo:rsid="0016fd65" officeooo:paragraph-rsid="0016fd65"/>
    </style:style>
    <style:style style:name="P4" style:family="paragraph" style:parent-style-name="Text_20_body">
      <style:text-properties officeooo:paragraph-rsid="0015b7a0"/>
    </style:style>
    <style:style style:name="P5" style:family="paragraph" style:parent-style-name="Text_20_body">
      <style:text-properties officeooo:paragraph-rsid="0016fd65"/>
    </style:style>
    <style:style style:name="T1" style:family="text">
      <style:text-properties fo:color="#800080" loext:opacity="100%"/>
    </style:style>
    <style:style style:name="T2" style:family="text">
      <style:text-properties fo:color="#800080" loext:opacity="100%" officeooo:rsid="0015b7a0"/>
    </style:style>
    <style:style style:name="T3" style:family="text">
      <style:text-properties fo:color="#800080" loext:opacity="100%" fo:font-style="normal" officeooo:rsid="0015b7a0" style:font-style-asian="normal" style:font-style-complex="normal"/>
    </style:style>
    <style:style style:name="T4" style:family="text">
      <style:text-properties officeooo:rsid="0015b7a0"/>
    </style:style>
    <style:style style:name="T5" style:family="text">
      <style:text-properties style:font-name="Liberation Serif"/>
    </style:style>
    <style:style style:name="T6" style:family="text">
      <style:text-properties style:font-name="Liberation Serif" officeooo:rsid="0015b7a0"/>
    </style:style>
    <style:style style:name="T7" style:family="text">
      <style:text-properties style:font-name="Liberation Serif" fo:font-style="italic" officeooo:rsid="0015b7a0" style:font-style-asian="italic" style:font-style-complex="italic"/>
    </style:style>
    <style:style style:name="T8" style:family="text">
      <style:text-properties style:font-name="Liberation Serif" fo:font-style="normal" officeooo:rsid="0015b7a0" style:font-style-asian="normal" style:font-style-complex="normal"/>
    </style:style>
    <style:style style:name="T9" style:family="text">
      <style:text-properties style:font-name="Liberation Serif" fo:font-style="normal" officeooo:rsid="0016fd65" style:font-style-asian="normal" style:font-style-complex="normal"/>
    </style:style>
    <style:style style:name="T10" style:family="text">
      <style:text-properties style:font-name="Liberation Serif" fo:font-style="normal" fo:font-weight="bold" officeooo:rsid="0016fd65" style:font-style-asian="normal" style:font-weight-asian="bold" style:font-style-complex="normal" style:font-weight-complex="bold"/>
    </style:style>
    <style:style style:name="T11" style:family="text">
      <style:text-properties style:font-name="Liberation Serif" fo:font-style="normal" fo:font-weight="normal" officeooo:rsid="0016fd65" style:font-style-asian="normal" style:font-weight-asian="normal" style:font-style-complex="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1. Jak grać w Cypher System</text:h>
      <text:p text:style-name="P1">Zasady Cypher System są całkiem proste i cała rozgrywka bazuje na ledwie kilku podstawowych konceptach.</text:p>
      <text:p text:style-name="P1">Ten rozdział zapewnia krótkie wyjaśnienie jak grać w tę grę, i jest przydatny dla dopiero uczących się rozgrywki. Kiedy zrozumiesz już podstawowe koncepty, będziesz pewnie chcieć przeczytać <text:span text:style-name="Source_20_Text"><text:span text:style-name="T1">Zasady Gry</text:span></text:span> po więcej szczegółów. </text:p>
      <text:p text:style-name="P1">Cypher System korzysta z kości dwudziestościennej (k20) by określić wynik większości akcji. Za każdym razem, gdy wymagany jest rzut, a nie podano kości, rzuć k20.</text:p>
      <text:p text:style-name="P1">Mistrz Gry określa stopień trudności danego zadania. Istnieje 10 stopni trudności. Tak więc, trudnosć można określić na skali od 1 do 10.</text:p>
      <text:p text:style-name="P1">Każda trudność ma minimalny wynik powiązany z sobą. Minimalny wynik to zawsze 3x stopień trudności, więc stopień trudności 1 ma minimalny wynik 3, a stopień trudności 4 ma minimalny wynik 12. By odnieść sukces, należy wyrzucić minimalny wynik lub więcej danego ST. Patrz Tabela Stopnie Trudności po więcej danych.</text:p>
      <text:p text:style-name="P4"><text:span text:style-name="T4">Umiejętności postaci, przydatne okoliczności lub doskonały ekwipunek mogą zmniejszyć trudność zadania. Dla przykładu, postać wytrenowana we wspinaczce może zamienić trudność 6 testu wspinaczki na trudność 5. Nazywa się to <text:s/></text:span><text:span text:style-name="Source_20_Text"><text:span text:style-name="T2">Ułatwianiem </text:span></text:span><text:span text:style-name="Source_20_Text"><text:span text:style-name="T5">albo</text:span></text:span><text:span text:style-name="Source_20_Text"><text:span text:style-name="T2"> Obniżaniem trudności o jeden stopień </text:span></text:span><text:span text:style-name="Source_20_Text"><text:span text:style-name="T5">(</text:span></text:span><text:span text:style-name="Source_20_Text"><text:span text:style-name="T6">albo po prostu </text:span></text:span><text:span text:style-name="Source_20_Text"><text:span text:style-name="T7">Obniżaniem trudności</text:span></text:span><text:span text:style-name="Source_20_Text"><text:span text:style-name="T6">, gdzie przyjmuje się domyślnie, że dotyczy ona jednego stopnia). Jeśli postać jest wyspecjalizowana we wspinaczce, zamienia ona trudność 6 na trudność 4. Nazywa się to </text:span></text:span><text:span text:style-name="Source_20_Text"><text:span text:style-name="T7">Obniżaniem trudności o dwa stopnie. </text:span></text:span><text:span text:style-name="Source_20_Text"><text:span text:style-name="T8">Obniżanie poziomu trudności może także być nazywane </text:span></text:span><text:span text:style-name="Source_20_Text"><text:span text:style-name="T7">ułatwieniem zadania</text:span></text:span><text:span text:style-name="Source_20_Text"><text:span text:style-name="T8">. Niektóre sytuacje zwiększają, lub </text:span></text:span><text:span text:style-name="Source_20_Text"><text:span text:style-name="T3">Utrudniają</text:span></text:span><text:span text:style-name="Source_20_Text"><text:span text:style-name="T8">, trudność zadania. Jeśli zadanie jest utrudnione, należy zwiększyć jego trudność o jeden poziom.</text:span></text:span></text:p>
      <text:p text:style-name="P4"><text:span text:style-name="Source_20_Text"><text:span text:style-name="T3">Umiejętność</text:span></text:span><text:span text:style-name="Source_20_Text"><text:span text:style-name="T8"> to kategoria wiedzy, zdolności lub aktywności powiązania z zadaniem, np.: wspinaczka, geografia lub perswazja. Postać, która posiada umiejętność, jest lepsza w powiązanych z nią zadaniach niż postać, która nie posiada danej umiejętności. Posta posiada albo wytrenowaną (do pewnego stopnia) umiejętność, albo wyspecjalizowaną (bardzo dużą).</text:span></text:span></text:p>
      <text:p text:style-name="P4"><text:span text:style-name="Source_20_Text"><text:span text:style-name="T8">Jeśli jesteś </text:span></text:span><text:span text:style-name="Source_20_Text"><text:span text:style-name="T3">wytrenowany</text:span></text:span><text:span text:style-name="Source_20_Text"><text:span text:style-name="T8"> w umiejętności powiązanej z danym zadaniem, ułatwiasz rzut o stopień. Jeśli jesteś </text:span></text:span><text:span text:style-name="Source_20_Text"><text:span text:style-name="T3">wyspecjalizowany</text:span></text:span><text:span text:style-name="Source_20_Text"><text:span text:style-name="T8">, obniżasz poziom trudności o dwa stopnie. Umiejętność nigdy nie może obniżyć trudności testu o więcej niż dwa stopnie. </text:span></text:span></text:p>
      <text:p text:style-name="P4"><text:span text:style-name="Source_20_Text"><text:span text:style-name="T8">Wszystko inne co obniża trudność danego zadania nazywa się </text:span></text:span><text:span text:style-name="Source_20_Text"><text:span text:style-name="T3">Wysiłkiem</text:span></text:span><text:span text:style-name="Source_20_Text"><text:span text:style-name="T8">. (Wys</text:span></text:span><text:span text:style-name="Source_20_Text"><text:span text:style-name="T9">iłek</text:span></text:span><text:span text:style-name="Source_20_Text"><text:span text:style-name="T8"> opisano szczeg</text:span></text:span><text:span text:style-name="Source_20_Text"><text:span text:style-name="T9">ó</text:span></text:span><text:span text:style-name="Source_20_Text"><text:span text:style-name="T8">łowo w rozdziale Zasady Gry).</text:span></text:span></text:p>
      <text:p text:style-name="P4"><text:span text:style-name="Source_20_Text"><text:span text:style-name="T8">Podsumowując, trzy rzeczy mogą obniżyć trudność zadania: umiejętności, </text:span></text:span><text:span text:style-name="Source_20_Text"><text:span text:style-name="T9">atuty i Wysiłek. </text:span></text:span></text:p>
      <text:p text:style-name="P5"><text:span text:style-name="Source_20_Text"><text:span text:style-name="T9">Jeśli ułatwisz rzut tak mocno, że jego trudność wynosi 0, wtedy automatycznie uzyskujesz sukces i nie musisz rzucać kośćmi. </text:span></text:span></text:p>
      <text:p text:style-name="P5"><text:span text:style-name="Source_20_Text"><text:span text:style-name="T10">KIEDY RZUCAĆ KOŚĆMI?</text:span></text:span></text:p>
      <text:p text:style-name="P5"><text:span text:style-name="Source_20_Text"><text:span text:style-name="T9">Za każdym razem, gdy Twoja postać chce wykonać jakieś zadanie, MG daje mu Poziom Trudności i rzucasz k20 przeciwko Stopniowi Trudności powiązanemu z danym Poziomem Trudności.</text:span></text:span></text:p>
      <text:p text:style-name="P5"><text:soft-page-break/><text:span text:style-name="Source_20_Text"><text:span text:style-name="T9">Kidy wyskakujesz z płonącego pojazdu, zamachujesz się toporem na zmutowanąbestię, płyniesz poprzez rwącą rzekę, identyfikujesz dziwne urządzenie, przekonujesz handlarza, by dał Ci niższą cenę, tworzysz obiekt, korzystasz z mocy, by kontrolować umysł przeciwnika lub korzystasz z laserowego działka, by zrobić dziurę w ścianie, wykonujesz rzut k20.</text:span></text:span></text:p>
      <text:p text:style-name="P5"><text:span text:style-name="Source_20_Text"><text:span text:style-name="T9">Jednakż,e jeśli twój Poziom Trudności ma wartość 0, rzut nie jest konieczny – automatycznie uzyskujesz sukces. Wiele akcji ma trudność 0. Przykłady to przejście przez pokój i otworzenie drzwi, skorzystanie ze specjalnej zdolności lotu, korzystanie z mocy, by ochronić swojego przyjaciela przed promieniowaniem, lub aktywowanie urządzenia (które się rozumie) by stworzyć pole siłowe. To wszystko to są rutynowe akcje i nie wymagają one rzutów.</text:span></text:span></text:p>
      <text:p text:style-name="P5"><text:span text:style-name="Source_20_Text"><text:span text:style-name="T9">Korzystając z umiejętności, atutów i Wysiłku, można teoretycznie obniżyć tudność dowolnej akcji do 0 i zlikwidować konieczność rzucania kostką. Przejście po wąskim drewnie jest trudne dla większości ludzi, ale nie dla doświadczonego gimnastyka. Możesz nawet obniżyć rudność ataku na swojego wroga do 0 i odnieść sukces bez rzucania.</text:span></text:span></text:p>
      <text:p text:style-name="P5"><text:span text:style-name="Source_20_Text"><text:span text:style-name="T9">Jeśli nie ma rzutu, nie ma szansy, by odnieść porażkę. Jednakże, nie ma także szansy na wyjątkowy sukces (w Cypher System zazwyczaj oznacza to wyrzucenie 19 lub 20, co jest znane jako </text:span></text:span><text:span text:style-name="Source_20_Text"><text:span text:style-name="T3">specjalne rzuty</text:span></text:span><text:span text:style-name="Source_20_Text"><text:span text:style-name="T9">; rozdział Zasady Gry omawia je w szczegółach).</text:span></text:span></text:p>
      <text:p text:style-name="P5"><text:span text:style-name="Source_20_Text"><text:span text:style-name="T10">TABELA: TRUDNOŚĆ ZADAŃ</text:span></text:span></text:p>
      <table:table table:name="Tabela1" table:style-name="Tabela1">
        <table:table-column table:style-name="Tabela1.A" table:number-columns-repeated="4"/>
        <table:table-row table:style-name="TableLine2060586002864">
          <table:table-cell table:style-name="Tabela1.A1" office:value-type="string">
            <text:p text:style-name="P3">Poziom Trudności</text:p>
          </table:table-cell>
          <table:table-cell table:style-name="Tabela1.A1" office:value-type="string">
            <text:p text:style-name="P3">Opis</text:p>
          </table:table-cell>
          <table:table-cell table:style-name="Tabela1.A1" office:value-type="string">
            <text:p text:style-name="P3">Stopień Trudności</text:p>
          </table:table-cell>
          <table:table-cell table:style-name="Tabela1.A1" office:value-type="string">
            <text:p text:style-name="P3">Szczegóły</text:p>
          </table:table-cell>
        </table:table-row>
        <table:table-row table:style-name="TableLine2060586002864">
          <table:table-cell table:style-name="Tabela1.A2" office:value-type="float" office:value="0">
            <text:p text:style-name="P3">0</text:p>
          </table:table-cell>
          <table:table-cell table:style-name="Tabela1.A1" office:value-type="string">
            <text:p text:style-name="P3">Rutyna</text:p>
          </table:table-cell>
          <table:table-cell table:style-name="Tabela1.A2" office:value-type="float" office:value="0">
            <text:p text:style-name="P3">0</text:p>
          </table:table-cell>
          <table:table-cell table:style-name="Tabela1.A1" office:value-type="string">
            <text:p text:style-name="P3">Każdy może to zrobić zawsze</text:p>
          </table:table-cell>
        </table:table-row>
        <table:table-row table:style-name="TableLine2060586002864">
          <table:table-cell table:style-name="Tabela1.A2" office:value-type="float" office:value="1">
            <text:p text:style-name="P3">1</text:p>
          </table:table-cell>
          <table:table-cell table:style-name="Tabela1.A1" office:value-type="string">
            <text:p text:style-name="P3">Poste</text:p>
          </table:table-cell>
          <table:table-cell table:style-name="Tabela1.A2" office:value-type="float" office:value="3">
            <text:p text:style-name="P3">3</text:p>
          </table:table-cell>
          <table:table-cell table:style-name="Tabela1.A1" office:value-type="string">
            <text:p text:style-name="P3">Większość ludzi może to zrobić przez większość czasu</text:p>
          </table:table-cell>
        </table:table-row>
        <table:table-row table:style-name="TableLine2060586002864">
          <table:table-cell table:style-name="Tabela1.A2" office:value-type="float" office:value="2">
            <text:p text:style-name="P3">2</text:p>
          </table:table-cell>
          <table:table-cell table:style-name="Tabela1.A1" office:value-type="string">
            <text:p text:style-name="P3">Standardowe</text:p>
          </table:table-cell>
          <table:table-cell table:style-name="Tabela1.A2" office:value-type="float" office:value="6">
            <text:p text:style-name="P3">6</text:p>
          </table:table-cell>
          <table:table-cell table:style-name="Tabela1.A1" office:value-type="string">
            <text:p text:style-name="P3">Typowe zadanie wymagające skupienia, ale większość ludzi może to wykonać</text:p>
          </table:table-cell>
        </table:table-row>
        <table:table-row table:style-name="TableLine2060586002864">
          <table:table-cell table:style-name="Tabela1.A2" office:value-type="float" office:value="3">
            <text:p text:style-name="P3">3</text:p>
          </table:table-cell>
          <table:table-cell table:style-name="Tabela1.A1" office:value-type="string">
            <text:p text:style-name="P3">Wymagające</text:p>
          </table:table-cell>
          <table:table-cell table:style-name="Tabela1.A2" office:value-type="float" office:value="9">
            <text:p text:style-name="P3">9</text:p>
          </table:table-cell>
          <table:table-cell table:style-name="Tabela1.A1" office:value-type="string">
            <text:p text:style-name="P3">Wymaga pełnej uwagi; większość ludzi ma szansę 50/50 na wykonanie tej czynności</text:p>
          </table:table-cell>
        </table:table-row>
        <table:table-row table:style-name="TableLine2060586002864">
          <table:table-cell table:style-name="Tabela1.A2" office:value-type="float" office:value="4">
            <text:p text:style-name="P3">4</text:p>
          </table:table-cell>
          <table:table-cell table:style-name="Tabela1.A1" office:value-type="string">
            <text:p text:style-name="P3">Trudne</text:p>
          </table:table-cell>
          <table:table-cell table:style-name="Tabela1.A2" office:value-type="float" office:value="12">
            <text:p text:style-name="P3">12</text:p>
          </table:table-cell>
          <table:table-cell table:style-name="Tabela1.A1" office:value-type="string">
            <text:p text:style-name="P3">Wytrenowani ludzie mają szansę 50/50 na osiągnięcie sukcesu</text:p>
          </table:table-cell>
        </table:table-row>
        <table:table-row table:style-name="TableLine2060586002864">
          <table:table-cell table:style-name="Tabela1.A2" office:value-type="float" office:value="5">
            <text:p text:style-name="P3">5</text:p>
          </table:table-cell>
          <table:table-cell table:style-name="Tabela1.A1" office:value-type="string">
            <text:p text:style-name="P3">Wyzwanie</text:p>
          </table:table-cell>
          <table:table-cell table:style-name="Tabela1.A2" office:value-type="float" office:value="15">
            <text:p text:style-name="P3">15</text:p>
          </table:table-cell>
          <table:table-cell table:style-name="Tabela1.A1" office:value-type="string">
            <text:p text:style-name="P3">Nawet wytrenowani ludzie często ponoszą klęskę</text:p>
          </table:table-cell>
        </table:table-row>
        <table:table-row table:style-name="TableLine2060586002864">
          <table:table-cell table:style-name="Tabela1.A2" office:value-type="float" office:value="6">
            <text:p text:style-name="P3">6</text:p>
          </table:table-cell>
          <table:table-cell table:style-name="Tabela1.A1" office:value-type="string">
            <text:p text:style-name="P3">Bardzo trudne</text:p>
          </table:table-cell>
          <table:table-cell table:style-name="Tabela1.A2" office:value-type="float" office:value="18">
            <text:p text:style-name="P3">18</text:p>
          </table:table-cell>
          <table:table-cell table:style-name="Tabela1.A1" office:value-type="string">
            <text:p text:style-name="P3">Zwykli ludzie prawie zawsze ponoszą klęskę</text:p>
          </table:table-cell>
        </table:table-row>
        <table:table-row table:style-name="TableLine2060586002864">
          <table:table-cell table:style-name="Tabela1.A2" office:value-type="float" office:value="7">
            <text:p text:style-name="P3">7</text:p>
          </table:table-cell>
          <table:table-cell table:style-name="Tabela1.A1" office:value-type="string">
            <text:p text:style-name="P3">Przerażająco trudne</text:p>
          </table:table-cell>
          <table:table-cell table:style-name="Tabela1.A2" office:value-type="float" office:value="21">
            <text:p text:style-name="P3">21</text:p>
          </table:table-cell>
          <table:table-cell table:style-name="Tabela1.A1" office:value-type="string">
            <text:p text:style-name="P3">Niemożliwe bez umiejętności lub wielkiego skupienia</text:p>
          </table:table-cell>
        </table:table-row>
        <table:table-row table:style-name="TableLine2060586002864">
          <table:table-cell table:style-name="Tabela1.A2" office:value-type="float" office:value="8">
            <text:p text:style-name="P3">8</text:p>
          </table:table-cell>
          <table:table-cell table:style-name="Tabela1.A1" office:value-type="string">
            <text:p text:style-name="P3">Heroiczne</text:p>
          </table:table-cell>
          <table:table-cell table:style-name="Tabela1.A2" office:value-type="float" office:value="24">
            <text:p text:style-name="P3">24</text:p>
          </table:table-cell>
          <table:table-cell table:style-name="Tabela1.A1" office:value-type="string">
            <text:p text:style-name="P3">Zadanie godne opisywania w historiach przez lata</text:p>
          </table:table-cell>
        </table:table-row>
        <table:table-row table:style-name="TableLine2060586002864">
          <table:table-cell table:style-name="Tabela1.A2" office:value-type="float" office:value="9">
            <text:p text:style-name="P3">9</text:p>
          </table:table-cell>
          <table:table-cell table:style-name="Tabela1.A1" office:value-type="string">
            <text:p text:style-name="P3">Legendarne</text:p>
          </table:table-cell>
          <table:table-cell table:style-name="Tabela1.A2" office:value-type="float" office:value="27">
            <text:p text:style-name="P3">27</text:p>
          </table:table-cell>
          <table:table-cell table:style-name="Tabela1.A1" office:value-type="string">
            <text:p text:style-name="P3">Zadanie godne legend opowiadanych przez <text:soft-page-break/>pokolenia</text:p>
          </table:table-cell>
        </table:table-row>
        <table:table-row table:style-name="TableLine2060586002864">
          <table:table-cell table:style-name="Tabela1.A2" office:value-type="float" office:value="10">
            <text:p text:style-name="P3">10</text:p>
          </table:table-cell>
          <table:table-cell table:style-name="Tabela1.A1" office:value-type="string">
            <text:p text:style-name="P3">Niemożliwe</text:p>
          </table:table-cell>
          <table:table-cell table:style-name="Tabela1.A2" office:value-type="float" office:value="30">
            <text:p text:style-name="P3">30</text:p>
          </table:table-cell>
          <table:table-cell table:style-name="Tabela1.A1" office:value-type="string">
            <text:p text:style-name="P3">Zadanie, którego zwykli ludzie nie mogą wykonać (ale które nie łamie praw fizyki)</text:p>
          </table:table-cell>
        </table:table-row>
      </table:table>
      <text:p text:style-name="P5"><text:span text:style-name="Source_20_Text"><text:span text:style-name="T9"/></text:span></text:p>
      <text:p text:style-name="P5"><text:span text:style-name="Source_20_Text"><text:span text:style-name="T10">WALKA</text:span></text:span></text:p>
      <text:p text:style-name="P5"><text:span text:style-name="Source_20_Text"><text:span text:style-name="T11">Wykonywanie ataków w walce działa tak samo jak inne rzuty – MG określa trudność zadania, a następnie należy rzucić k20 przeciwko Stopniowi Trudności.</text:span></text:span></text:p>
      <text:p text:style-name="P5"><text:span text:style-name="Source_20_Text"><text:span text:style-name="T11">Trudność Twojego testu ataku zależy od tego, jak bardzo potężny jest przeciwnik. Istoty mają poziomy od 0 do 10, tak jak i zadania, które może wykonać postać. Zazwyczaj trudność rzutu to ST powiązanie z poziomem istoty. Dla przykładu, atak na bandytę 2 poziomu to zadanie o Poziomie Trudności 2, więc Stopień Trudności wynosi 6. </text:span></text:span></text:p>
      <text:p text:style-name="P5"><text:span text:style-name="Source_20_Text"><text:span text:style-name="T11">Trzeba zaznaczyć, że gracze wykonują wszystkie rzuty w Cypher System. Jeśli gracz atakuje istotę, ten gracz wykonuje rzut na atak. Jeśli istota atakuje gracza, to on wykonuje rzut obronny.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Mono" svg:font-family="'Liberation Mono'" style:font-family-generic="modern" style:font-pitch="fixed"/>
    <style:font-face style:name="MS Gothic"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1"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MS Gothic" style:font-family-asian="'MS Gothi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2T00:50:39.171000000</meta:creation-date>
    <dc:date>2024-02-07T06:35:13.354000000</dc:date>
    <meta:editing-duration>PT29M6S</meta:editing-duration>
    <meta:editing-cycles>2</meta:editing-cycles>
    <meta:generator>LibreOffice/7.1.4.2$Windows_X86_64 LibreOffice_project/a529a4fab45b75fefc5b6226684193eb000654f6</meta:generator>
    <meta:document-statistic meta:table-count="1" meta:image-count="0" meta:object-count="0" meta:page-count="3" meta:paragraph-count="71" meta:word-count="837" meta:character-count="5671" meta:non-whitespace-character-count="4896"/>
  </office:meta>
</office:document-meta>
</file>